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c0fe3" officeooo:paragraph-rsid="000c0fe3"/>
    </style:style>
    <style:style style:name="P2" style:family="paragraph" style:parent-style-name="Standard">
      <style:text-properties style:font-name="FreeSerif" officeooo:rsid="000c0fe3" officeooo:paragraph-rsid="0011b81a"/>
    </style:style>
    <style:style style:name="P3" style:family="paragraph" style:parent-style-name="Standard">
      <style:text-properties style:font-name="FreeSerif" officeooo:rsid="000c0fe3" officeooo:paragraph-rsid="001c0b34"/>
    </style:style>
    <style:style style:name="P4" style:family="paragraph" style:parent-style-name="Standard">
      <style:text-properties style:font-name="FreeSerif" officeooo:rsid="000c0fe3" officeooo:paragraph-rsid="001cc020"/>
    </style:style>
    <style:style style:name="P5" style:family="paragraph" style:parent-style-name="Standard">
      <style:text-properties style:font-name="FreeSerif" officeooo:rsid="000c0fe3" officeooo:paragraph-rsid="001ed010"/>
    </style:style>
    <style:style style:name="P6" style:family="paragraph" style:parent-style-name="Standard">
      <style:text-properties style:font-name="FreeSerif" officeooo:rsid="000c0fe3" officeooo:paragraph-rsid="004f9152"/>
    </style:style>
    <style:style style:name="P7" style:family="paragraph" style:parent-style-name="Standard">
      <style:text-properties style:font-name="FreeSerif" officeooo:rsid="000e098a" officeooo:paragraph-rsid="000e098a"/>
    </style:style>
    <style:style style:name="P8" style:family="paragraph" style:parent-style-name="Standard">
      <style:text-properties style:font-name="FreeSerif" officeooo:rsid="000e098a" officeooo:paragraph-rsid="003ec769"/>
    </style:style>
    <style:style style:name="P9" style:family="paragraph" style:parent-style-name="Standard">
      <style:text-properties style:font-name="FreeSerif" officeooo:rsid="000e098a" officeooo:paragraph-rsid="004f9152"/>
    </style:style>
    <style:style style:name="P10" style:family="paragraph" style:parent-style-name="Standard">
      <style:text-properties style:font-name="FreeSerif" officeooo:rsid="000fd35c" officeooo:paragraph-rsid="000fd35c"/>
    </style:style>
    <style:style style:name="P11" style:family="paragraph" style:parent-style-name="Standard">
      <style:text-properties style:font-name="FreeSerif" officeooo:rsid="000fd35c" officeooo:paragraph-rsid="003e7f88"/>
    </style:style>
    <style:style style:name="P12" style:family="paragraph" style:parent-style-name="Standard">
      <style:text-properties style:font-name="FreeSerif" officeooo:rsid="000fd35c" officeooo:paragraph-rsid="004f9152"/>
    </style:style>
    <style:style style:name="P13" style:family="paragraph" style:parent-style-name="Standard">
      <style:text-properties style:font-name="FreeSerif" officeooo:rsid="004c0702" officeooo:paragraph-rsid="004c0702"/>
    </style:style>
    <style:style style:name="P14" style:family="paragraph" style:parent-style-name="Standard">
      <style:text-properties style:font-name="FreeSerif" officeooo:rsid="004c0702" officeooo:paragraph-rsid="004f9152"/>
    </style:style>
    <style:style style:name="P15" style:family="paragraph" style:parent-style-name="Standard">
      <style:text-properties style:font-name="FreeSerif" officeooo:rsid="004e6b9b" officeooo:paragraph-rsid="004e6b9b"/>
    </style:style>
    <style:style style:name="P16" style:family="paragraph" style:parent-style-name="Table_20_Contents">
      <style:text-properties style:font-name="FreeSerif" officeooo:rsid="004c0702" officeooo:paragraph-rsid="004c0702"/>
    </style:style>
    <style:style style:name="P17" style:family="paragraph" style:parent-style-name="Table_20_Contents">
      <style:text-properties style:font-name="FreeSerif" officeooo:rsid="004c0702" officeooo:paragraph-rsid="004f9152"/>
    </style:style>
    <style:style style:name="P18" style:family="paragraph" style:parent-style-name="Table_20_Contents">
      <style:text-properties style:font-name="FreeSerif" officeooo:rsid="004d6162" officeooo:paragraph-rsid="004d6162"/>
    </style:style>
    <style:style style:name="P19" style:family="paragraph" style:parent-style-name="Table_20_Contents">
      <style:text-properties style:font-name="FreeSerif" officeooo:rsid="004d6162" officeooo:paragraph-rsid="004f9152"/>
    </style:style>
    <style:style style:name="T1" style:family="text">
      <style:text-properties style:font-name="FreeSerif1" fo:font-style="italic" officeooo:rsid="00113e75" style:font-style-asian="italic" style:font-style-complex="italic"/>
    </style:style>
    <style:style style:name="T2" style:family="text">
      <style:text-properties style:font-name="FreeSerif1" fo:font-style="italic" officeooo:rsid="001b722b" style:font-style-asian="italic" style:font-style-complex="italic"/>
    </style:style>
    <style:style style:name="T3" style:family="text">
      <style:text-properties style:font-name="FreeSerif1" fo:font-style="italic" officeooo:rsid="001dedcd" style:font-style-asian="italic" style:font-style-complex="italic"/>
    </style:style>
    <style:style style:name="T4" style:family="text">
      <style:text-properties style:font-name="FreeSerif1" officeooo:rsid="001b722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38de1" style:font-style-asian="italic" style:font-style-complex="italic"/>
    </style:style>
    <style:style style:name="T7" style:family="text">
      <style:text-properties fo:font-style="italic" officeooo:rsid="0036cf01" style:font-style-asian="italic" style:font-style-complex="italic"/>
    </style:style>
    <style:style style:name="T8" style:family="text">
      <style:text-properties fo:font-style="italic" officeooo:rsid="000c0fe3" style:font-style-asian="italic" style:font-style-complex="italic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italic" officeooo:rsid="002e7a75" style:font-style-asian="italic" style:font-style-complex="italic"/>
    </style:style>
    <style:style style:name="T11" style:family="text">
      <style:text-properties style:text-position="sub 58%" fo:font-style="italic" officeooo:rsid="0036cf01" style:font-style-asian="italic" style:font-style-complex="italic"/>
    </style:style>
    <style:style style:name="T12" style:family="text">
      <style:text-properties style:text-position="sub 58%" fo:font-style="italic" officeooo:rsid="00352fe9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2d0eff"/>
    </style:style>
    <style:style style:name="T15" style:family="text">
      <style:text-properties style:text-position="super 58%" officeooo:rsid="00352fe9"/>
    </style:style>
    <style:style style:name="T16" style:family="text">
      <style:text-properties style:text-position="super 58%" officeooo:rsid="0036cf01"/>
    </style:style>
    <style:style style:name="T17" style:family="text">
      <style:text-properties style:text-position="super 58%" officeooo:rsid="00427bf4"/>
    </style:style>
    <style:style style:name="T18" style:family="text">
      <style:text-properties style:text-position="super 58%" officeooo:rsid="004271a1"/>
    </style:style>
    <style:style style:name="T19" style:family="text">
      <style:text-properties style:text-position="super 58%" officeooo:rsid="004343cc"/>
    </style:style>
    <style:style style:name="T20" style:family="text">
      <style:text-properties style:text-position="super 58%" officeooo:rsid="00475bc9"/>
    </style:style>
    <style:style style:name="T21" style:family="text">
      <style:text-properties officeooo:rsid="002d0eff"/>
    </style:style>
    <style:style style:name="T22" style:family="text">
      <style:text-properties style:text-position="0% 100%" officeooo:rsid="002d0eff"/>
    </style:style>
    <style:style style:name="T23" style:family="text">
      <style:text-properties style:text-position="0% 100%" officeooo:rsid="002e7a75"/>
    </style:style>
    <style:style style:name="T24" style:family="text">
      <style:text-properties style:text-position="0% 100%" fo:font-style="italic" officeooo:rsid="002e7a75" style:font-style-asian="italic" style:font-style-complex="italic"/>
    </style:style>
    <style:style style:name="T25" style:family="text">
      <style:text-properties style:text-position="0% 100%" fo:font-style="italic" officeooo:rsid="00352fe9" style:font-style-asian="italic" style:font-style-complex="italic"/>
    </style:style>
    <style:style style:name="T26" style:family="text">
      <style:text-properties style:text-position="0% 100%" officeooo:rsid="00338de1"/>
    </style:style>
    <style:style style:name="T27" style:family="text">
      <style:text-properties style:text-position="0% 100%" officeooo:rsid="00352fe9"/>
    </style:style>
    <style:style style:name="T28" style:family="text">
      <style:text-properties style:text-position="0% 100%" officeooo:rsid="004271a1"/>
    </style:style>
    <style:style style:name="T29" style:family="text">
      <style:text-properties style:text-position="0% 100%" officeooo:rsid="00427bf4"/>
    </style:style>
    <style:style style:name="T30" style:family="text">
      <style:text-properties style:text-position="0% 100%" officeooo:rsid="004343cc"/>
    </style:style>
    <style:style style:name="T31" style:family="text">
      <style:text-properties style:text-position="0% 100%" officeooo:rsid="00475bc9"/>
    </style:style>
    <style:style style:name="T32" style:family="text">
      <style:text-properties officeooo:rsid="00338de1"/>
    </style:style>
    <style:style style:name="T33" style:family="text">
      <style:text-properties officeooo:rsid="00352fe9"/>
    </style:style>
    <style:style style:name="T34" style:family="text">
      <style:text-properties officeooo:rsid="0036cf01"/>
    </style:style>
    <style:style style:name="T35" style:family="text">
      <style:text-properties officeooo:rsid="003e39d4"/>
    </style:style>
    <style:style style:name="T36" style:family="text">
      <style:text-properties fo:font-style="normal" officeooo:rsid="000c0fe3" style:font-style-asian="normal" style:font-style-complex="normal"/>
    </style:style>
    <style:style style:name="T37" style:family="text">
      <style:text-properties fo:font-style="normal" officeooo:rsid="003e7f88" style:font-style-asian="normal" style:font-style-complex="normal"/>
    </style:style>
    <style:style style:name="T38" style:family="text">
      <style:text-properties officeooo:rsid="004271a1"/>
    </style:style>
    <style:style style:name="T39" style:family="text">
      <style:text-properties officeooo:rsid="00427bf4"/>
    </style:style>
    <style:style style:name="T40" style:family="text">
      <style:text-properties officeooo:rsid="004343cc"/>
    </style:style>
    <style:style style:name="T41" style:family="text">
      <style:text-properties officeooo:rsid="00475bc9"/>
    </style:style>
    <style:style style:name="T42" style:family="text">
      <style:text-properties officeooo:rsid="004f791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aidment (1993): Handbook of Hydrology</text:p>
      <text:p text:style-name="P15">Table 4.4.1: Selection and Computation Sequence for Estimating the Energy <text:span text:style-name="T42">(</text:span>Needed?<text:span text:style-name="T42">)</text:span> for Evaporation</text:p>
      <text:p text:style-name="P13"/>
      <text:p text:style-name="P13"/>
      <text:p text:style-name="P13"/>
      <text:p text:style-name="P1"/>
      <text:p text:style-name="P1">1<text:tab/>Are local measurements of net radiation (<text:span text:style-name="T5">R</text:span><text:span text:style-name="T9">n</text:span> in MJ m<text:span text:style-name="T13">-2</text:span> day<text:span text:style-name="T13">-1</text:span>) available?</text:p>
      <text:p text:style-name="P1"><text:tab/>YES:<text:tab/>(i)<text:tab/>Divide by <text:span text:style-name="T1">λ</text:span> [Eq. (4.2.1)] to give <text:span text:style-name="T5">R</text:span><text:span text:style-name="T9">n</text:span> in mm day<text:span text:style-name="T13">-1</text:span>.</text:p>
      <text:p text:style-name="P1"><text:tab/><text:tab/>(ii)<text:tab/>Go to 5(a).</text:p>
      <text:p text:style-name="P1"><text:tab/>NO:<text:tab/><text:tab/>Continue with 2(a).</text:p>
      <text:p text:style-name="P1"/>
      <text:p text:style-name="P1">2(a)<text:tab/>Are local records of fractional cloud cover (<text:span text:style-name="T5">n</text:span>/<text:span text:style-name="T5">N</text:span>) available?</text:p>
      <text:p text:style-name="P1"><text:tab/>YES:<text:tab/><text:tab/>Go to 3(a).</text:p>
      <text:p text:style-name="P1"><text:tab/>NO:<text:tab/><text:tab/>Continue with 2(b).</text:p>
      <text:p text:style-name="P1"/>
      <text:p text:style-name="P1">2(b)<text:tab/>Local records of sunshine hours (<text:span text:style-name="T5">n</text:span>) available?</text:p>
      <text:p text:style-name="P1"><text:tab/>YES:<text:tab/>(i)<text:tab/>Compute (<text:span text:style-name="T5">n</text:span>/<text:span text:style-name="T5">N</text:span>); <text:span text:style-name="T5">N</text:span> from Eq. (4.4.1).</text:p>
      <text:p text:style-name="P1"><text:tab/><text:tab/>(ii)<text:tab/>Go to 3(a).</text:p>
      <text:p text:style-name="P1"><text:tab/>NO:<text:tab/><text:tab/>Continue with 2(c).</text:p>
      <text:p text:style-name="P1"/>
      <text:p text:style-name="P1">2(c)<text:tab/>Can <text:span text:style-name="T5">n</text:span> or <text:span text:style-name="T5">n</text:span>/<text:span text:style-name="T5">N</text:span> be estimated from regional records?</text:p>
      <text:p text:style-name="P1"><text:tab/>YES:<text:tab/>(i)<text:tab/>Proceed as 2(a) or 2(b).</text:p>
      <text:p text:style-name="P1"><text:tab/><text:tab/>(ii)<text:tab/>Recognize increased uncertainty in (<text:span text:style-name="T5">n</text:span>/<text:span text:style-name="T5">N</text:span>).</text:p>
      <text:p text:style-name="P1"><text:tab/><text:tab/>(iii)<text:tab/>Go to 3(a).</text:p>
      <text:p text:style-name="P1"><text:tab/>NO:<text:tab/><text:tab/>Select pan- or temperature-based evaporation estimate.</text:p>
      <text:p text:style-name="P1"/>
      <text:p text:style-name="P1">3(a)<text:tab/>Local measurements of solar radiation (<text:span text:style-name="T5">S</text:span><text:span text:style-name="T9">t</text:span> in MJ m<text:span text:style-name="T13">-2</text:span> day<text:span text:style-name="T13">-1</text:span>) available?</text:p>
      <text:p text:style-name="P2"><text:tab/>YES:<text:tab/>(i)<text:tab/>Divide by <text:span text:style-name="T1">λ</text:span> [Eq. (4.2.1)] to give water equivalent.</text:p>
      <text:p text:style-name="P1"><text:tab/><text:tab/>(ii)<text:tab/>Go to 3(c).</text:p>
      <text:p text:style-name="P1"><text:tab/>NO:<text:tab/><text:tab/>Continue with 3(b).</text:p>
      <text:p text:style-name="P1"/>
      <text:p text:style-name="P1">3(b)<text:tab/>Locally calibrated Angstrom coefficients (<text:span text:style-name="T5">a</text:span><text:span text:style-name="T9">s</text:span>, <text:span text:style-name="T5">b</text:span><text:span text:style-name="T9">s</text:span>) available?</text:p>
      <text:p text:style-name="P1"><text:tab/>YES:<text:tab/><text:tab/>Select as and bs from available values.</text:p>
      <text:p text:style-name="P1"><text:tab/>NO:<text:tab/><text:tab/>Set <text:span text:style-name="T5">a</text:span><text:span text:style-name="T9">s</text:span> = 0.25; <text:span text:style-name="T5">b</text:span><text:span text:style-name="T9">s</text:span> = 0.50.</text:p>
      <text:p text:style-name="P1"><text:tab/>THEN:<text:tab/>(i)<text:tab/>Obtain value of extraterrestrial radiation (<text:span text:style-name="T5">S</text:span><text:span text:style-name="T9">0</text:span>) from Eq. (4.4.4).</text:p>
      <text:p text:style-name="P1"><text:tab/><text:tab/>(ii)<text:tab/>Compute <text:span text:style-name="T5">S</text:span><text:span text:style-name="T9">t</text:span> from Eq. (4.2.6).</text:p>
      <text:p text:style-name="P1"><text:tab/><text:tab/>(iii)<text:tab/>Continue with 3(c).</text:p>
      <text:p text:style-name="P1"/>
      <text:p text:style-name="P1">3(c)<text:tab/>Local measurements of land cover albedo (<text:span text:style-name="T2">α</text:span><text:span text:style-name="T4">)</text:span> available?</text:p>
      <text:p text:style-name="P3"><text:tab/>YES:<text:tab/><text:tab/>Select value of <text:span text:style-name="T2">α</text:span> from available measurements.</text:p>
      <text:p text:style-name="P4"><text:tab/>NO:<text:tab/><text:tab/>Estimate <text:span text:style-name="T2">α</text:span> using Table 4.2.2.</text:p>
      <text:p text:style-name="P1"><text:tab/>THEN:<text:tab/>(i)<text:tab/>Compute net solar radiation from Eq. (4.2.5).</text:p>
      <text:p text:style-name="P1"><text:tab/><text:tab/>(ii)<text:tab/>Continue with 4(a).</text:p>
      <text:p text:style-name="P1"/>
      <text:p text:style-name="P1">4(a)<text:tab/>Locally calibrated emissivity coefficients [<text:span text:style-name="T5">a</text:span><text:span text:style-name="T9">e</text:span>, <text:span text:style-name="T5">b</text:span><text:span text:style-name="T9">e</text:span>; Eq. (4.2.8)] available?</text:p>
      <text:p text:style-name="P1"><text:tab/>YES:<text:tab/><text:tab/>Select <text:span text:style-name="T5">a</text:span><text:span text:style-name="T9">e</text:span> and <text:span text:style-name="T5">b</text:span><text:span text:style-name="T9">e</text:span> from available values.</text:p>
      <text:p text:style-name="P1"><text:tab/>NO:<text:tab/><text:tab/>Set <text:span text:style-name="T5">a</text:span><text:span text:style-name="T9">e</text:span> = 0.34; <text:span text:style-name="T5">b</text:span><text:span text:style-name="T9">e</text:span> = <text:s/>–0.14.</text:p>
      <text:p text:style-name="P1"><text:tab/>THEN:<text:tab/><text:tab/>Continue with 4(b).</text:p>
      <text:p text:style-name="P1"/>
      <text:p text:style-name="P1"><text:soft-page-break/>4(b)<text:tab/>Measurements of dew point temperature available?</text:p>
      <text:p text:style-name="P1"><text:tab/>YES:<text:tab/>(i)<text:tab/>Obtain vapor pressure <text:span text:style-name="T5">e</text:span><text:span text:style-name="T9">d</text:span> at dew point temperature from Eq. (4.2.2) or Table <text:tab/><text:tab/><text:tab/>4.2.1.</text:p>
      <text:p text:style-name="P1"><text:tab/><text:tab/>(ii)<text:tab/>Compute <text:span text:style-name="T3">ε</text:span><text:span text:style-name="T5">'</text:span> from Eq. (4.2.8).</text:p>
      <text:p text:style-name="P1"><text:tab/><text:tab/>(iii)<text:tab/>Go to 4(d).</text:p>
      <text:p text:style-name="P1"><text:tab/>NO:<text:tab/><text:tab/>Continue with 4(c).</text:p>
      <text:p text:style-name="P1"/>
      <text:p text:style-name="P1">4(c)<text:tab/>Measurements of minimum air temperature available?</text:p>
      <text:p text:style-name="P1"><text:tab/>YES:<text:tab/>(i)<text:tab/>Set dew point to minimum temperature; obtain <text:span text:style-name="T5">e</text:span><text:span text:style-name="T9">d</text:span> from Eq. (4.2.2) or Table <text:tab/><text:tab/><text:tab/>4.2.1.</text:p>
      <text:p text:style-name="P5"><text:tab/><text:tab/>(ii)<text:tab/>Compute <text:span text:style-name="T3">ε</text:span><text:span text:style-name="T5">'</text:span> from Eq. (4.2.8).</text:p>
      <text:p text:style-name="P5"><text:tab/>NO:<text:tab/><text:tab/>Compute <text:span text:style-name="T3">ε</text:span><text:span text:style-name="T5">'</text:span> from Eq. (4.2.9).</text:p>
      <text:p text:style-name="P1"><text:tab/>THEN:<text:tab/><text:tab/>Continue with 4(d).</text:p>
      <text:p text:style-name="P1"/>
      <text:p text:style-name="P1">4(d)<text:tab/>Locally calibrated cloudiness coefficients [<text:span text:style-name="T5">a</text:span><text:span text:style-name="T9">c</text:span>, <text:span text:style-name="T5">b</text:span><text:span text:style-name="T9">c</text:span>; Eq. (4.2.10)] available?</text:p>
      <text:p text:style-name="P1"><text:tab/>YES:<text:tab/><text:tab/>Select <text:span text:style-name="T5">a</text:span><text:span text:style-name="T9">c</text:span> and <text:span text:style-name="T5">b</text:span><text:span text:style-name="T9">c</text:span> from available values.</text:p>
      <text:p text:style-name="P1"><text:tab/>NO:<text:tab/><text:tab/>Set <text:span text:style-name="T5">a</text:span><text:span text:style-name="T9">c</text:span> = 1.35; <text:span text:style-name="T5">b</text:span><text:span text:style-name="T9">c</text:span> = –0.35 in arid areas</text:p>
      <text:p text:style-name="P1"><text:tab/><text:tab/><text:tab/>or <text:span text:style-name="T5">a</text:span><text:span text:style-name="T9">c</text:span> = 1.00; <text:span text:style-name="T5">b</text:span><text:span text:style-name="T9">c</text:span> = 0.00 in humid areas.</text:p>
      <text:p text:style-name="P1"><text:tab/>THEN:<text:tab/>(i)<text:tab/>Compute clear sky solar radiation <text:span text:style-name="T5">S</text:span><text:span text:style-name="T9">t0</text:span> as the value given by Eq. (4.2.6) with <text:tab/><text:tab/><text:tab/><text:tab/>(<text:span text:style-name="T5">n</text:span>/<text:span text:style-name="T5">N</text:span>) set to zero.</text:p>
      <text:p text:style-name="P1"><text:tab/><text:tab/>(ii)<text:tab/>Compute the cloudiness factor (<text:span text:style-name="T5">f</text:span>) from Eq. (4.2.10).</text:p>
      <text:p text:style-name="P1"><text:tab/><text:tab/>(iii)<text:tab/>Compute net long-wave radiation from Eq. (4.2.7).</text:p>
      <text:p text:style-name="P1"><text:tab/><text:tab/>(iv)<text:tab/>Compute net radiation from Eq. (4.2.13).</text:p>
      <text:p text:style-name="P1"><text:tab/><text:tab/>(v)<text:tab/>Continue with 5(a).</text:p>
      <text:p text:style-name="P1"/>
      <text:p text:style-name="P1">5(a)<text:tab/>Estimate of available energy for open water surface required?</text:p>
      <text:p text:style-name="P1"><text:tab/>YES:<text:tab/><text:tab/>Go to 5(b).</text:p>
      <text:p text:style-name="P1"><text:tab/>NO:<text:tab/><text:tab/>Go to 5(c).</text:p>
      <text:p text:style-name="P1"/>
      <text:p text:style-name="P1">5(b)<text:tab/>Data to estimate advected energy [<text:span text:style-name="T5">A</text:span><text:span text:style-name="T9">h</text:span>; Eq. (4.2.20)] available?</text:p>
      <text:p text:style-name="P1"><text:tab/>YES:<text:tab/>(i)<text:tab/>Compute <text:span text:style-name="T5">A</text:span><text:span text:style-name="T9">h</text:span> from Eq. (4.2.20).</text:p>
      <text:p text:style-name="P1"><text:tab/><text:tab/>(ii)<text:tab/>Energy available for evaporation <text:span text:style-name="T5">A</text:span> = <text:span text:style-name="T5">R</text:span><text:span text:style-name="T9">n</text:span> + <text:span text:style-name="T5">A</text:span><text:span text:style-name="T9">h</text:span>.</text:p>
      <text:p text:style-name="P1"><text:tab/>NO:<text:tab/><text:tab/>Energy available for evaporation <text:span text:style-name="T5">A</text:span> = <text:span text:style-name="T5">R</text:span><text:span text:style-name="T9">n</text:span>.</text:p>
      <text:p text:style-name="P1"><text:tab/>THEN:<text:tab/><text:tab/>Energy estimation complete.</text:p>
      <text:p text:style-name="P1"/>
      <text:p text:style-name="P1">5(c)<text:tab/>Measurements or data to estimate soil heat flux <text:span text:style-name="T5">G</text:span> available?</text:p>
      <text:p text:style-name="P1"><text:tab/>YES:<text:tab/>(i)<text:tab/>Obtain <text:span text:style-name="T5">G</text:span> from measurements, or estimate from Eq. (4.2.18) or (4.2.19).</text:p>
      <text:p text:style-name="P1"><text:tab/><text:tab/>(ii)<text:tab/>Energy available for evaporation <text:span text:style-name="T5">A</text:span> = <text:span text:style-name="T5">R</text:span><text:span text:style-name="T9">n</text:span> – <text:span text:style-name="T5">G</text:span>.</text:p>
      <text:p text:style-name="P1"><text:tab/>NO:<text:tab/><text:tab/>Energy available for evaporation <text:span text:style-name="T5">A</text:span> = <text:span text:style-name="T5">R</text:span><text:span text:style-name="T9">n</text:span>.</text:p>
      <text:p text:style-name="P1"><text:tab/>THEN:<text:tab/><text:tab/>Energy estimation comple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he equations:</text:p>
      <text:p text:style-name="P9"/>
      <text:p text:style-name="P9">(4.2.1)<text:tab/><text:tab/><draw:frame draw:style-name="fr1" draw:name="Object1" text:anchor-type="as-char" svg:y="-0.15in" svg:width="1.6465in" svg:height="0.210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1">MJ kg</text:span><text:span text:style-name="T14">-1</text:span><text:span text:style-name="T22"><text:tab/><text:tab/><text:tab/></text:span><text:span text:style-name="T24">T</text:span><text:span text:style-name="T10">s</text:span><text:span text:style-name="T23">: water surface temperature </text:span><text:span text:style-name="T26">(°C)</text:span></text:p>
      <text:p text:style-name="P9">(4.2.2)<text:tab/><text:tab/><draw:frame draw:style-name="fr1" draw:name="Object2" text:anchor-type="as-char" svg:y="-0.2638in" svg:width="1.8484in" svg:height="0.432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2">kPa<text:tab/><text:tab/><text:tab/></text:span><text:span text:style-name="T6">T</text:span><text:span text:style-name="T32">: air temperature (°C)</text:span></text:p>
      <text:p text:style-name="P9">(4.2.5)<text:tab/><text:tab/><draw:frame draw:style-name="fr1" draw:name="Object3" text:anchor-type="as-char" svg:y="-0.152in" svg:width="0.9783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33">MJ m</text:span><text:span text:style-name="T15">-2</text:span><text:span text:style-name="T33"> day</text:span><text:span text:style-name="T15">-1</text:span><text:span text:style-name="T27"><text:tab/><text:tab/><text:tab/><text:tab/></text:span><text:span text:style-name="T25">S</text:span><text:span text:style-name="T12">t</text:span><text:span text:style-name="T27">: global radiation (MJ day</text:span><text:span text:style-name="T15">-1</text:span><text:span text:style-name="T27">)</text:span></text:p>
      <text:p text:style-name="P9">(4.2.6)<text:tab/><text:tab/><draw:frame draw:style-name="fr1" draw:name="Object4" text:anchor-type="as-char" svg:y="-0.2638in" svg:width="1.2201in" svg:height="0.432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4">MJ m</text:span><text:span text:style-name="T16">-2</text:span><text:span text:style-name="T34"> day</text:span><text:span text:style-name="T16">-1</text:span><text:span text:style-name="T34"><text:tab/><text:tab/><text:tab/></text:span><text:span text:style-name="T7">a</text:span><text:span text:style-name="T11">s</text:span><text:span text:style-name="T34">, </text:span><text:span text:style-name="T7">b</text:span><text:span text:style-name="T11">s</text:span><text:span text:style-name="T34">: Angstrom coefficients</text:span></text:p>
      <text:p text:style-name="P9"><text:tab/><text:tab/><text:tab/><text:tab/><text:tab/><text:tab/><text:tab/><text:tab/><text:tab/><text:span text:style-name="T7">n</text:span><text:span text:style-name="T34">: sunshine hours per day (h)</text:span></text:p>
      <text:p text:style-name="P9"><text:tab/><text:tab/><text:tab/><text:tab/><text:tab/><text:tab/><text:tab/><text:tab/><text:tab/><text:span text:style-name="T7">N</text:span><text:span text:style-name="T34">: total day length (h)</text:span></text:p>
      <text:p text:style-name="P12">(4.2.7)<text:tab/><text:tab/><draw:frame draw:style-name="fr1" draw:name="Object5" text:anchor-type="as-char" svg:y="-0.1736in" svg:width="2.2902in" svg:height="0.23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5">MJ m-2 day-1<text:tab/>Lo: outgoing lw radiation</text:span></text:p>
      <text:p text:style-name="P12"><text:tab/><text:tab/><text:tab/><text:tab/><text:tab/><text:tab/><text:tab/><text:tab/><text:tab/><text:span text:style-name="T35">Li: incoming lw radiation</text:span></text:p>
      <text:p text:style-name="P12"><text:tab/><text:tab/><text:tab/><text:tab/><text:tab/><text:tab/><text:tab/><text:tab/><text:tab/><text:span text:style-name="T35">f: cloudiness correction factor</text:span></text:p>
      <text:p text:style-name="P12"><text:tab/><text:tab/><text:tab/><text:tab/><text:tab/><text:tab/><text:tab/><text:tab/><text:tab/><text:span text:style-name="T3">ε</text:span><text:span text:style-name="T8">'</text:span><text:span text:style-name="T36">: </text:span><text:span text:style-name="T37">net emissivity between <text:tab/><text:tab/><text:tab/><text:tab/><text:tab/><text:tab/><text:tab/><text:tab/><text:tab/><text:tab/>atmosphere &amp; ground</text:span></text:p>
      <text:p text:style-name="P9">(4.2.8)<text:tab/><text:tab/><draw:frame draw:style-name="fr1" draw:name="Object6" text:anchor-type="as-char" svg:y="-0.1661in" svg:width="1.011in" svg:height="0.226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">(4.2.9)<text:tab/><text:tab/><draw:frame draw:style-name="fr1" draw:name="Object7" text:anchor-type="as-char" svg:y="-0.1736in" svg:width="2.5929in" svg:height="0.22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9">(4.2.10)<text:tab/><draw:frame draw:style-name="fr1" draw:name="Object8" text:anchor-type="as-char" svg:y="-0.2701in" svg:width="0.9772in" svg:height="0.445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2">(4.2.13)<text:tab/><draw:frame draw:style-name="fr1" draw:name="Object9" text:anchor-type="as-char" svg:y="-0.1508in" svg:width="0.8272in" svg:height="0.210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38">MJ m</text:span><text:span text:style-name="T18">-2</text:span><text:span text:style-name="T38"> day</text:span><text:span text:style-name="T18">-1</text:span><text:span text:style-name="T28"><text:tab/></text:span></text:p>
      <text:p text:style-name="P12">(4.2.18)<text:tab/><draw:frame draw:style-name="fr1" draw:name="Object10" text:anchor-type="as-char" svg:y="-0.152in" svg:width="1.5835in" svg:height="0.212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38">MJ m</text:span><text:span text:style-name="T18">-2</text:span><text:span text:style-name="T38"> day</text:span><text:span text:style-name="T18">-1</text:span><text:span text:style-name="T28"><text:tab/></text:span></text:p>
      <text:p text:style-name="P12">(4.2.19)<text:tab/><draw:frame draw:style-name="fr1" draw:name="Object11" text:anchor-type="as-char" svg:y="-0.152in" svg:width="1.7839in" svg:height="0.212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39">MJ m</text:span><text:span text:style-name="T17">-2</text:span><text:span text:style-name="T39"> month</text:span><text:span text:style-name="T17">-1</text:span><text:span text:style-name="T29"><text:tab/></text:span></text:p>
      <text:p text:style-name="P12">(4.2.20)<text:tab/><draw:frame draw:style-name="fr1" draw:name="Object12" text:anchor-type="as-char" svg:y="-0.152in" svg:width="4.3764in" svg:height="0.212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40">MJ m</text:span><text:span text:style-name="T19">-2</text:span><text:span text:style-name="T30"><text:tab/></text:span></text:p>
      <text:p text:style-name="P9">(4.4.1)<text:tab/><text:tab/><draw:frame draw:style-name="fr1" draw:name="Object13" text:anchor-type="as-char" svg:y="-0.2437in" svg:width="0.7465in" svg:height="0.305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9">(4.4.4)<text:tab/><text:tab/><draw:frame draw:style-name="fr1" draw:name="Object14" text:anchor-type="as-char" svg:y="-0.152in" svg:width="3.1201in" svg:height="0.212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41">mm day</text:span><text:span text:style-name="T20">-1</text:span></text:p>
      <text:p text:style-name="P6"/>
      <text:p text:style-name="P6"/>
      <text:p text:style-name="P14">The tables:</text:p>
      <text:p text:style-name="P14"/>
      <text:p text:style-name="P14">Tab. 4.2.2: Albedos for different land cover classe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7">Land cover class</text:p>
          </table:table-cell>
          <table:table-cell table:style-name="Table1.B1" office:value-type="string">
            <text:p text:style-name="P17">Albedo</text:p>
          </table:table-cell>
        </table:table-row>
        <table:table-row>
          <table:table-cell table:style-name="Table1.A2" office:value-type="string">
            <text:p text:style-name="P17">Open water</text:p>
          </table:table-cell>
          <table:table-cell table:style-name="Table1.B2" office:value-type="string">
            <text:p text:style-name="P17">0.08</text:p>
          </table:table-cell>
        </table:table-row>
        <table:table-row>
          <table:table-cell table:style-name="Table1.A2" office:value-type="string">
            <text:p text:style-name="P17">Tall forest</text:p>
          </table:table-cell>
          <table:table-cell table:style-name="Table1.B2" office:value-type="string">
            <text:p text:style-name="P17">0.11 – 0.16</text:p>
          </table:table-cell>
        </table:table-row>
        <table:table-row>
          <table:table-cell table:style-name="Table1.A2" office:value-type="string">
            <text:p text:style-name="P17">Tall farm crops (e.g., sugarcane)</text:p>
          </table:table-cell>
          <table:table-cell table:style-name="Table1.B2" office:value-type="string">
            <text:p text:style-name="P17">0.15 – 0.20</text:p>
          </table:table-cell>
        </table:table-row>
        <table:table-row>
          <table:table-cell table:style-name="Table1.A2" office:value-type="string">
            <text:p text:style-name="P17">Cereal crops (e.g., wheat)</text:p>
          </table:table-cell>
          <table:table-cell table:style-name="Table1.B2" office:value-type="string">
            <text:p text:style-name="P17">0.20 – 0.26</text:p>
          </table:table-cell>
        </table:table-row>
        <table:table-row>
          <table:table-cell table:style-name="Table1.A2" office:value-type="string">
            <text:p text:style-name="P17">Short farm crops (e.g., sugar beet)</text:p>
          </table:table-cell>
          <table:table-cell table:style-name="Table1.B2" office:value-type="string">
            <text:p text:style-name="P17">0.20 – 0.26</text:p>
          </table:table-cell>
        </table:table-row>
        <table:table-row>
          <table:table-cell table:style-name="Table1.A2" office:value-type="string">
            <text:p text:style-name="P17">Grass and pasture</text:p>
          </table:table-cell>
          <table:table-cell table:style-name="Table1.B2" office:value-type="string">
            <text:p text:style-name="P17">0.20 – 0.26</text:p>
          </table:table-cell>
        </table:table-row>
        <table:table-row>
          <table:table-cell table:style-name="Table1.A2" office:value-type="string">
            <text:p text:style-name="P17">Bare soil</text:p>
          </table:table-cell>
          <table:table-cell table:style-name="Table1.B2" office:value-type="string">
            <text:p text:style-name="P17">0.10 (wet) – 0.35 (dry)</text:p>
          </table:table-cell>
        </table:table-row>
        <table:table-row>
          <table:table-cell table:style-name="Table1.A2" office:value-type="string">
            <text:p text:style-name="P17">Snow and ice</text:p>
          </table:table-cell>
          <table:table-cell table:style-name="Table1.B2" office:value-type="string">
            <text:p text:style-name="P19">0.20 (old) – 0.80 (new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1" svg:font-family="FreeSerif" style:font-family-generic="roman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5.260624479</meta:creation-date>
    <dc:date>2016-09-05T11:22:23.709887097</dc:date>
    <meta:editing-duration>PT52M14S</meta:editing-duration>
    <meta:editing-cycles>64</meta:editing-cycles>
    <meta:generator>LibreOffice/4.2.8.2$Linux_X86_64 LibreOffice_project/420m0$Build-2</meta:generator>
    <meta:document-statistic meta:table-count="1" meta:image-count="0" meta:object-count="14" meta:page-count="3" meta:paragraph-count="109" meta:word-count="684" meta:character-count="4195" meta:non-whitespace-character-count="342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row>
          <mn>2.501</mn>
          <mo stretchy="false">−</mo>
          <mn>0.002361</mn>
        </mrow>
      </mrow>
      <msub>
        <mi>T</mi>
        <mi>s</mi>
      </msub>
    </mrow>
    <annotation encoding="StarMath 5.0">%lambda = 2.501 - 0.002361 T_s</annotation>
  </semantics>
</math>
</file>

<file path=Object 10/content.xml><?xml version="1.0" encoding="utf-8"?>
<math xmlns="http://www.w3.org/1998/Math/MathML" display="block">
  <semantics>
    <mrow>
      <mrow>
        <mi>G</mi>
        <mo stretchy="false">=</mo>
        <mn>0.38</mn>
      </mrow>
      <mrow>
        <mo fence="true" stretchy="false">(</mo>
        <mrow>
          <mrow>
            <msub>
              <mi>T</mi>
              <mrow>
                <mi mathvariant="italic">day</mi>
                <mn>2</mn>
              </mrow>
            </msub>
            <mo stretchy="false">−</mo>
            <msub>
              <mi>T</mi>
              <mrow>
                <mi mathvariant="italic">day</mi>
                <mn>1</mn>
              </mrow>
            </msub>
          </mrow>
        </mrow>
        <mo fence="true" stretchy="false">)</mo>
      </mrow>
    </mrow>
    <annotation encoding="StarMath 5.0">G = 0.38 ( T_{day2} - T_{day1} )</annotation>
  </semantics>
</math>
</file>

<file path=Object 11/content.xml><?xml version="1.0" encoding="utf-8"?>
<math xmlns="http://www.w3.org/1998/Math/MathML" display="block">
  <semantics>
    <mrow>
      <mrow>
        <mi>G</mi>
        <mo stretchy="false">=</mo>
        <mn>0.14</mn>
      </mrow>
      <mrow>
        <mo fence="true" stretchy="false">(</mo>
        <mrow>
          <mrow>
            <msub>
              <mi>T</mi>
              <mrow>
                <mi mathvariant="italic">month</mi>
                <mn>2</mn>
              </mrow>
            </msub>
            <mo stretchy="false">−</mo>
            <msub>
              <mi>T</mi>
              <mrow>
                <mi mathvariant="italic">month</mi>
                <mn>1</mn>
              </mrow>
            </msub>
          </mrow>
        </mrow>
        <mo fence="true" stretchy="false">)</mo>
      </mrow>
    </mrow>
    <annotation encoding="StarMath 5.0">G = 0.14 ( T_{month2} - T_{month1} )</annotation>
  </semantics>
</math>
</file>

<file path=Object 12/content.xml><?xml version="1.0" encoding="utf-8"?>
<math xmlns="http://www.w3.org/1998/Math/MathML" display="block">
  <semantics>
    <mrow>
      <mrow>
        <msub>
          <mi>A</mi>
          <mi>h</mi>
        </msub>
        <mo stretchy="false">=</mo>
        <msub>
          <mi mathvariant="normal">ρ</mi>
          <mi>w</mi>
        </msub>
      </mrow>
      <msub>
        <mi>c</mi>
        <mi>w</mi>
      </msub>
      <mrow>
        <mrow>
          <mo fence="true" stretchy="false">(</mo>
          <mrow>
            <mrow>
              <msub>
                <mi>q</mi>
                <mi>i</mi>
              </msub>
              <mrow>
                <msub>
                  <mi>T</mi>
                  <mi>i</mi>
                </msub>
                <mo stretchy="false">−</mo>
                <msub>
                  <mi>q</mi>
                  <mn>0</mn>
                </msub>
              </mrow>
              <mrow>
                <msub>
                  <mi>T</mi>
                  <mn>0</mn>
                </msub>
                <mo stretchy="false">+</mo>
                <mi>P</mi>
              </mrow>
              <msub>
                <mi>T</mi>
                <mi>p</mi>
              </msub>
            </mrow>
          </mrow>
          <mo fence="true" stretchy="false">)</mo>
        </mrow>
        <mo stretchy="false">=</mo>
        <mrow>
          <mn>4.19</mn>
          <mo stretchy="false">×</mo>
          <mn>10</mn>
        </mrow>
      </mrow>
      <mrow>
        <mo stretchy="false">−</mo>
        <mn>3</mn>
      </mrow>
      <mrow>
        <mo fence="true" stretchy="false">(</mo>
        <mrow>
          <mrow>
            <msub>
              <mi>q</mi>
              <mi>i</mi>
            </msub>
            <mrow>
              <msub>
                <mi>T</mi>
                <mi>i</mi>
              </msub>
              <mo stretchy="false">−</mo>
              <msub>
                <mi>q</mi>
                <mn>0</mn>
              </msub>
            </mrow>
            <mrow>
              <msub>
                <mi>T</mi>
                <mn>0</mn>
              </msub>
              <mo stretchy="false">+</mo>
              <mi>P</mi>
            </mrow>
            <msub>
              <mi>T</mi>
              <mi>p</mi>
            </msub>
          </mrow>
        </mrow>
        <mo fence="true" stretchy="false">)</mo>
      </mrow>
    </mrow>
    <annotation encoding="StarMath 5.0">A_h = %rho_w c_w ( q_i T_i - q_0 T_0 + P T_p ) = 4.19 times 10{ -3 } ( q_i T_i - q_0 T_0 + P T_p )</annotation>
  </semantics>
</math>
</file>

<file path=Object 13/content.xml><?xml version="1.0" encoding="utf-8"?>
<math xmlns="http://www.w3.org/1998/Math/MathML" display="block">
  <semantics>
    <mrow>
      <mrow>
        <mi>N</mi>
        <mo stretchy="false">=</mo>
        <mfrac>
          <mn>24</mn>
          <mi mathvariant="normal">π</mi>
        </mfrac>
      </mrow>
      <msub>
        <mi mathvariant="normal">ω</mi>
        <mi>s</mi>
      </msub>
    </mrow>
    <annotation encoding="StarMath 5.0">N = 24 over %pi %omega_s</annotation>
  </semantics>
</math>
</file>

<file path=Object 14/content.xml><?xml version="1.0" encoding="utf-8"?>
<math xmlns="http://www.w3.org/1998/Math/MathML" display="block">
  <semantics>
    <mrow>
      <mrow>
        <msub>
          <mi>S</mi>
          <mn>0</mn>
        </msub>
        <mo stretchy="false">=</mo>
        <mn>15.392</mn>
      </mrow>
      <msub>
        <mi>d</mi>
        <mi>r</mi>
      </msub>
      <mrow>
        <mo fence="true" stretchy="false">(</mo>
        <mrow>
          <mrow>
            <msub>
              <mi mathvariant="normal">ω</mi>
              <mi>s</mi>
            </msub>
            <mi>sin</mi>
            <mi mathvariant="normal">φ</mi>
            <mi>sin</mi>
            <mrow>
              <mi mathvariant="normal">δ</mi>
              <mo stretchy="false">+</mo>
              <mi>cos</mi>
            </mrow>
            <mi mathvariant="normal">φ</mi>
            <mi>cos</mi>
            <mi mathvariant="normal">δ</mi>
            <mi>sin</mi>
            <msub>
              <mi mathvariant="normal">ω</mi>
              <mi>s</mi>
            </msub>
          </mrow>
        </mrow>
        <mo fence="true" stretchy="false">)</mo>
      </mrow>
    </mrow>
    <annotation encoding="StarMath 5.0">S_0 = 15.392 d_r ( %omega_s sin %varphi sin %delta + cos %varphi cos %delta sin %omega_s )</annotation>
  </semantics>
</math>
</file>

<file path=Object 2/content.xml><?xml version="1.0" encoding="utf-8"?>
<math xmlns="http://www.w3.org/1998/Math/MathML" display="block">
  <semantics>
    <mrow>
      <mrow>
        <msub>
          <mi>e</mi>
          <mi>s</mi>
        </msub>
        <mo stretchy="false">=</mo>
        <mn>0.6108</mn>
      </mrow>
      <mi>exp</mi>
      <mrow>
        <mo fence="true" stretchy="true">(</mo>
        <mrow>
          <mfrac>
            <mrow>
              <mn>17.27</mn>
              <mi>T</mi>
            </mrow>
            <mrow>
              <mn>237.3</mn>
              <mo stretchy="false">+</mo>
              <mi>T</mi>
            </mrow>
          </mfrac>
        </mrow>
        <mo fence="true" stretchy="true">)</mo>
      </mrow>
    </mrow>
    <annotation encoding="StarMath 5.0">e_s = 0.6108 exp left( {17.27 T} over {237.3 + T} right)</annotation>
  </semantics>
</math>
</file>

<file path=Object 3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S</mi>
          <mi>t</mi>
        </msub>
      </mrow>
      <mrow>
        <mo fence="true" stretchy="false">(</mo>
        <mrow>
          <mrow>
            <mn>1</mn>
            <mo stretchy="false">−</mo>
            <mi mathvariant="normal">α</mi>
          </mrow>
        </mrow>
        <mo fence="true" stretchy="false">)</mo>
      </mrow>
    </mrow>
    <annotation encoding="StarMath 5.0">S_n = S_t ( 1 - %alpha )</annotation>
  </semantics>
</math>
</file>

<file path=Object 4/content.xml><?xml version="1.0" encoding="utf-8"?>
<math xmlns="http://www.w3.org/1998/Math/MathML" display="block">
  <semantics>
    <mrow>
      <mrow>
        <msub>
          <mi>S</mi>
          <mi>t</mi>
        </msub>
        <mo stretchy="false">=</mo>
        <mrow>
          <mo fence="true" stretchy="true">(</mo>
          <mrow>
            <mrow>
              <mrow>
                <msub>
                  <mi>a</mi>
                  <mi>s</mi>
                </msub>
                <mo stretchy="false">+</mo>
                <msub>
                  <mi>b</mi>
                  <mi>s</mi>
                </msub>
              </mrow>
              <mfrac>
                <mi>n</mi>
                <mi>N</mi>
              </mfrac>
            </mrow>
          </mrow>
          <mo fence="true" stretchy="true">)</mo>
        </mrow>
      </mrow>
      <msub>
        <mi>S</mi>
        <mn>0</mn>
      </msub>
    </mrow>
    <annotation encoding="StarMath 5.0">S_t = left( a_s + b_s n over N right) S_0</annotation>
  </semantics>
</math>
</file>

<file path=Object 5/content.xml><?xml version="1.0" encoding="utf-8"?>
<math xmlns="http://www.w3.org/1998/Math/MathML" display="block">
  <semantics>
    <mrow>
      <mrow>
        <msub>
          <mi>L</mi>
          <mi>n</mi>
        </msub>
        <mo stretchy="false">=</mo>
        <mrow>
          <msub>
            <mi>L</mi>
            <mi>i</mi>
          </msub>
          <mo stretchy="false">−</mo>
          <msub>
            <mi>L</mi>
            <mi>o</mi>
          </msub>
        </mrow>
        <mo stretchy="false">=</mo>
        <mrow>
          <mo stretchy="false">−</mo>
          <mi>f</mi>
        </mrow>
      </mrow>
      <mi mathvariant="normal">ε</mi>
      <mi>'</mi>
      <mi mathvariant="normal">σ</mi>
      <msup>
        <mrow>
          <mo fence="true" stretchy="false">(</mo>
          <mrow>
            <mrow>
              <mi>T</mi>
              <mo stretchy="false">+</mo>
              <mn>273.2</mn>
            </mrow>
          </mrow>
          <mo fence="true" stretchy="false">)</mo>
        </mrow>
        <mn>4</mn>
      </msup>
    </mrow>
    <annotation encoding="StarMath 5.0">L_n = L_i - L_o = - f %varepsilon' %sigma ( T + 273.2 )^4</annotation>
  </semantics>
</math>
</file>

<file path=Object 6/content.xml><?xml version="1.0" encoding="utf-8"?>
<math xmlns="http://www.w3.org/1998/Math/MathML" display="block">
  <semantics>
    <mrow>
      <mi mathvariant="normal">ε</mi>
      <mrow>
        <mi>'</mi>
        <mo stretchy="false">=</mo>
        <mrow>
          <msub>
            <mi>a</mi>
            <mi>e</mi>
          </msub>
          <mo stretchy="false">+</mo>
          <msub>
            <mi>b</mi>
            <mi>e</mi>
          </msub>
        </mrow>
      </mrow>
      <msqrt>
        <msub>
          <mi>e</mi>
          <mi>d</mi>
        </msub>
      </msqrt>
    </mrow>
    <annotation encoding="StarMath 5.0">%varepsilon' = a_e + b_e sqrt{ e_d }</annotation>
  </semantics>
</math>
</file>

<file path=Object 7/content.xml><?xml version="1.0" encoding="utf-8"?>
<math xmlns="http://www.w3.org/1998/Math/MathML" display="block">
  <semantics>
    <mrow>
      <mi mathvariant="normal">ε</mi>
      <mrow>
        <mi>'</mi>
        <mo stretchy="false">−</mo>
        <mn>0.02</mn>
        <mo stretchy="false">+</mo>
        <mn>0.261</mn>
      </mrow>
      <mi>exp</mi>
      <mrow>
        <mo fence="true" stretchy="false">(</mo>
        <mrow>
          <mrow>
            <mrow>
              <mrow>
                <mo stretchy="false">−</mo>
                <mn>7.77</mn>
              </mrow>
              <mo stretchy="false">×</mo>
              <msup>
                <mn>10</mn>
                <mrow>
                  <mo stretchy="false">−</mo>
                  <mn>4</mn>
                </mrow>
              </msup>
            </mrow>
            <msup>
              <mi>T</mi>
              <mn>2</mn>
            </msup>
          </mrow>
        </mrow>
        <mo fence="true" stretchy="false">)</mo>
      </mrow>
    </mrow>
    <annotation encoding="StarMath 5.0">%varepsilon' -0.02 + 0.261 exp ( -7.77 times 10^{-4} T^2 )</annotation>
  </semantics>
</math>
</file>

<file path=Object 8/content.xml><?xml version="1.0" encoding="utf-8"?>
<math xmlns="http://www.w3.org/1998/Math/MathML" display="block">
  <semantics>
    <mrow>
      <mrow>
        <mi>f</mi>
        <mo stretchy="false">=</mo>
        <msub>
          <mi>a</mi>
          <mi>c</mi>
        </msub>
      </mrow>
      <mrow>
        <mfrac>
          <msub>
            <mi>S</mi>
            <mi>t</mi>
          </msub>
          <msub>
            <mi>S</mi>
            <mrow>
              <mi>t</mi>
              <mn>0</mn>
            </mrow>
          </msub>
        </mfrac>
        <mo stretchy="false">+</mo>
        <msub>
          <mi>b</mi>
          <mi>c</mi>
        </msub>
      </mrow>
    </mrow>
    <annotation encoding="StarMath 5.0">f = a_c S_t over S_{ t0 } + b_c</annotation>
  </semantics>
</math>
</file>

<file path=Object 9/content.xml><?xml version="1.0" encoding="utf-8"?>
<math xmlns="http://www.w3.org/1998/Math/MathML" display="block">
  <semantics>
    <mrow>
      <msub>
        <mi>R</mi>
        <mi>n</mi>
      </msub>
      <mo stretchy="false">=</mo>
      <mrow>
        <msub>
          <mi>S</mi>
          <mi>n</mi>
        </msub>
        <mo stretchy="false">+</mo>
        <msub>
          <mi>L</mi>
          <mi>n</mi>
        </msub>
      </mrow>
    </mrow>
    <annotation encoding="StarMath 5.0">R_n = S_n + L_n</annotation>
  </semantics>
</math>
</file>